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1cm" svg:stroke-color="#ff3333" draw:marker-start-width="0.5cm" draw:marker-end-width="0.5cm" draw:fill-color="#cccccc" draw:textarea-vertical-align="middle" draw:auto-grow-height="false" fo:min-height="0.688cm" fo:min-width="7.198cm" fo:padding-top="0.175cm" fo:padding-bottom="0.175cm" fo:padding-left="0.3cm" fo:padding-right="0.3cm"/>
    </style:style>
    <style:style style:name="gr2" style:family="graphic" style:parent-style-name="standard">
      <style:graphic-properties svg:stroke-color="#808080" draw:fill-color="#eeeeee" draw:textarea-horizontal-align="justify" draw:textarea-vertical-align="middle" draw:auto-grow-height="false" fo:min-height="42.45cm" fo:min-width="8.764cm"/>
    </style:style>
    <style:style style:name="gr3" style:family="graphic" style:parent-style-name="standard">
      <style:graphic-properties svg:stroke-color="#808080" draw:fill-color="#eeeeee" draw:textarea-horizontal-align="justify" draw:textarea-vertical-align="middle" draw:auto-grow-height="false" fo:min-height="14.884cm" fo:min-width="2.887cm"/>
    </style:style>
    <style:style style:name="gr4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5cm" fo:min-width="3.5cm" draw:shadow="visible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2.35cm" fo:min-width="3.5cm" draw:shadow="visible"/>
    </style:style>
    <style:style style:name="gr9" style:family="graphic" style:parent-style-name="objectwithoutfill">
      <style:graphic-properties svg:stroke-width="0.1cm" svg:stroke-color="#80808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83cm"/>
    </style:style>
    <style:style style:name="gr1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2.134cm" fo:min-width="2.923cm"/>
    </style:style>
    <style:style style:name="gr13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svg:stroke-color="#808080" draw:fill-color="#eeeeee" draw:textarea-horizontal-align="justify" draw:textarea-vertical-align="middle" draw:auto-grow-height="false" fo:min-height="42.45cm" fo:min-width="4.204cm"/>
    </style:style>
    <style:style style:name="gr15" style:family="graphic" style:parent-style-name="standard">
      <style:graphic-properties svg:stroke-color="#808080" draw:fill-color="#dddddd" draw:textarea-horizontal-align="justify" draw:textarea-vertical-align="middle" draw:auto-grow-height="false" fo:min-height="10.45cm" fo:min-width="1.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756cm"/>
    </style:style>
    <style:style style:name="gr17" style:family="graphic" style:parent-style-name="objectwithoutfill">
      <style:graphic-properties draw:stroke="dash" draw:stroke-dash="Fine_20_Dashed"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Fine_20_Dashed"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1.442cm"/>
    </style:style>
    <style:style style:name="gr20" style:family="graphic" style:parent-style-name="standard">
      <style:graphic-properties draw:stroke="none" draw:fill="none" fo:min-height="1.231cm"/>
    </style:style>
    <style:style style:name="gr21" style:family="graphic" style:parent-style-name="standard">
      <style:graphic-properties draw:stroke="none" draw:fill="none" fo:min-height="1.246cm"/>
    </style:style>
    <style:style style:name="gr22" style:family="graphic" style:parent-style-name="standard">
      <style:graphic-properties svg:stroke-width="0.1cm" svg:stroke-color="#ff3333" draw:marker-start-width="0.5cm" draw:marker-end-width="0.5cm" draw:fill="none" draw:textarea-vertical-align="middle" draw:auto-grow-height="false" fo:min-height="10.035cm" fo:min-width="0.054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9.777cm"/>
    </style:style>
    <style:style style:name="gr24" style:family="graphic" style:parent-style-name="standard">
      <style:graphic-properties svg:stroke-width="0.1cm" svg:stroke-color="#333333" draw:marker-start-width="0.5cm" draw:marker-end-width="0.5cm" draw:fill="none" draw:textarea-vertical-align="middle" draw:auto-grow-height="false" fo:min-height="23.437cm" fo:min-width="0.221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13.218cm"/>
    </style:style>
    <style:style style:name="gr26" style:family="graphic" style:parent-style-name="objectwithoutfill">
      <style:graphic-properties svg:stroke-width="0.1cm" svg:stroke-color="#ff3333" draw:marker-start="" draw:marker-start-width="0.6cm" draw:marker-end="Dimension_20_Lines" draw:marker-end-width="0.7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stroke-dash="Ultrafine_20_Dashed" svg:stroke-color="#666666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/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loext:graphic-properties draw:fill="none" draw:fill-color="#ffffff"/>
      <style:text-properties fo:color="#ff3333" fo:font-size="28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14" style:family="paragraph">
      <style:paragraph-properties fo:text-align="center"/>
      <style:text-properties fo:color="#000000"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center"/>
      <style:text-properties fo:color="#000000" fo:font-size="20pt" style:font-size-asian="20pt" style:font-size-complex="20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7" style:family="text">
      <style:text-properties style:text-position="sub 58%"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8" style:family="text">
      <style:text-properties style:text-position="0% 100%"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9" style:family="text">
      <style:text-properties fo:color="#ff3333" style:text-position="0% 100%"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10" style:family="text">
      <style:text-properties fo:color="#ff3333" fo:font-size="28pt" style:font-size-asian="28pt" style:font-size-complex="28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color="#ff3333"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000000" style:text-position="0% 100%" style:font-name="Liberation Sans3" fo:font-size="20pt" fo:font-style="italic" style:font-name-asian="Liberation Sans3" style:font-size-asian="20pt" style:font-style-asian="italic" style:font-name-complex="Liberation Sans3" style:font-size-complex="20pt" style:font-style-complex="italic"/>
    </style:style>
    <style:style style:name="T14" style:family="text">
      <style:text-properties fo:color="#ff3333" style:text-position="0% 100%" style:font-name="Liberation Sans3" fo:font-size="22pt" fo:font-style="italic" style:font-name-asian="Liberation Sans3" style:font-size-asian="22pt" style:font-style-asian="italic" style:font-name-complex="Liberation Sans3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8cm" svg:height="2.546cm" draw:transform="rotate (-1.5707963267949) translate (7.919cm 7.7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9.264cm" svg:height="42.7cm" svg:x="15.93cm" svg:y="3.9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3cm" svg:height="15.5cm" svg:x="1cm" svg:y="17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s" svg:x1="21.24cm" svg:y1="6.725cm" svg:x2="23.288cm" svg:y2="6.72cm" draw:start-shape="id1" draw:start-glue-point="1" svg:d="M21240 6725h701l1347-5" svg:viewBox="0 0 2049 6">
          <text:p/>
        </draw:connector>
        <draw:g>
          <draw:custom-shape draw:style-name="gr5" draw:text-style-name="P4" xml:id="id1" draw:id="id1" draw:layer="layout" svg:width="4cm" svg:height="2.6cm" svg:x="17.24cm" svg:y="5.425cm">
            <text:p/>
            <draw:enhanced-geometry svg:viewBox="0 0 21600 21600" draw:type="rectangle" draw:enhanced-path="M 0 0 L 21600 0 21600 21600 0 21600 0 0 Z N"/>
          </draw:custom-shape>
          <draw:path draw:style-name="gr6" draw:text-style-name="P3" draw:layer="layout" svg:width="3.431cm" svg:height="2.114cm" draw:transform="rotate (1.07145762779932) translate (17.44cm 7.725cm)" svg:viewBox="0 0 3432 2115" svg:d="M0 0c1253 0 3432 2115 3432 2115">
            <text:p/>
          </draw:path>
        </draw:g>
        <draw:connector draw:style-name="gr4" draw:text-style-name="P3" draw:layer="layout" draw:type="lines" svg:x1="21.24cm" svg:y1="10.725cm" svg:x2="23.288cm" svg:y2="10.72cm" draw:start-shape="id2" draw:start-glue-point="1" svg:d="M21240 10725h701l1347-5" svg:viewBox="0 0 2049 6">
          <text:p/>
        </draw:connector>
        <draw:g>
          <draw:custom-shape draw:style-name="gr5" draw:text-style-name="P4" xml:id="id2" draw:id="id2" draw:layer="layout" svg:width="4cm" svg:height="2.6cm" svg:x="17.24cm" svg:y="9.425cm">
            <text:p/>
            <draw:enhanced-geometry svg:viewBox="0 0 21600 21600" draw:type="rectangle" draw:enhanced-path="M 0 0 L 21600 0 21600 21600 0 21600 0 0 Z N"/>
          </draw:custom-shape>
          <draw:path draw:style-name="gr6" draw:text-style-name="P3" draw:layer="layout" svg:width="3.431cm" svg:height="2.173cm" draw:transform="rotate (1.07145762779932) translate (17.44cm 11.725cm)" svg:viewBox="0 0 3432 2174" svg:d="M0 0c1601 2726 3432 2115 3432 2115">
            <text:p/>
          </draw:path>
        </draw:g>
        <draw:connector draw:style-name="gr4" draw:text-style-name="P3" draw:layer="layout" draw:type="lines" svg:x1="21.24cm" svg:y1="14.725cm" svg:x2="23.288cm" svg:y2="14.72cm" draw:start-shape="id3" draw:start-glue-point="1" svg:d="M21240 14725h701l1347-5" svg:viewBox="0 0 2049 6">
          <text:p/>
        </draw:connector>
        <draw:g>
          <draw:custom-shape draw:style-name="gr5" draw:text-style-name="P4" xml:id="id3" draw:id="id3" draw:layer="layout" svg:width="4cm" svg:height="2.6cm" svg:x="17.24cm" svg:y="13.425cm">
            <text:p/>
            <draw:enhanced-geometry svg:viewBox="0 0 21600 21600" draw:type="rectangle" draw:enhanced-path="M 0 0 L 21600 0 21600 21600 0 21600 0 0 Z N"/>
          </draw:custom-shape>
          <draw:path draw:style-name="gr6" draw:text-style-name="P3" draw:layer="layout" svg:width="3.431cm" svg:height="2.223cm" draw:transform="rotate (1.07145762779932) translate (17.3442230041576cm 15.6727589992635cm)" svg:viewBox="0 0 3432 2224" svg:d="M0 109c2016-689 3432 2115 3432 2115">
            <text:p/>
          </draw:path>
        </draw:g>
        <draw:connector draw:style-name="gr7" draw:text-style-name="P3" draw:layer="layout" draw:type="lines" svg:x1="21.24cm" svg:y1="20.725cm" svg:x2="23.288cm" svg:y2="20.72cm" draw:start-shape="id4" draw:start-glue-point="1" svg:d="M21240 20725h701l1347-5" svg:viewBox="0 0 2049 6">
          <text:p/>
        </draw:connector>
        <draw:g>
          <draw:custom-shape draw:style-name="gr8" draw:text-style-name="P4" xml:id="id4" draw:id="id4" draw:layer="layout" svg:width="4cm" svg:height="2.6cm" svg:x="17.24cm" svg:y="19.425cm">
            <text:p/>
            <draw:enhanced-geometry svg:viewBox="0 0 21600 21600" draw:type="rectangle" draw:enhanced-path="M 0 0 L 21600 0 21600 21600 0 21600 0 0 Z N"/>
          </draw:custom-shape>
          <draw:path draw:style-name="gr9" draw:text-style-name="P3" draw:layer="layout" svg:width="2.406cm" svg:height="2.741cm" draw:transform="rotate (1.07145762779932) translate (17.44cm 21.725cm)" svg:viewBox="0 0 2407 2742" svg:d="M0 0c1785 1601 2407 2742 2407 2742">
            <text:p/>
          </draw:path>
        </draw:g>
        <draw:connector draw:style-name="gr7" draw:text-style-name="P3" draw:layer="layout" draw:type="lines" svg:x1="21.24cm" svg:y1="24.725cm" svg:x2="23.288cm" svg:y2="24.72cm" draw:start-shape="id5" draw:start-glue-point="1" svg:d="M21240 24725h701l1347-5" svg:viewBox="0 0 2049 6">
          <text:p/>
        </draw:connector>
        <draw:g>
          <draw:custom-shape draw:style-name="gr8" draw:text-style-name="P4" xml:id="id5" draw:id="id5" draw:layer="layout" svg:width="4cm" svg:height="2.6cm" svg:x="17.24cm" svg:y="23.425cm">
            <text:p/>
            <draw:enhanced-geometry svg:viewBox="0 0 21600 21600" draw:type="rectangle" draw:enhanced-path="M 0 0 L 21600 0 21600 21600 0 21600 0 0 Z N"/>
          </draw:custom-shape>
          <draw:path draw:style-name="gr9" draw:text-style-name="P3" draw:layer="layout" svg:width="3.431cm" svg:height="2.114cm" draw:transform="rotate (1.07145762779932) translate (17.44cm 25.725cm)" svg:viewBox="0 0 3432 2115" svg:d="M0 0c1218 2024 2319 284 3432 2115">
            <text:p/>
          </draw:path>
        </draw:g>
        <draw:connector draw:style-name="gr7" draw:text-style-name="P3" draw:layer="layout" draw:type="lines" svg:x1="21.24cm" svg:y1="28.725cm" svg:x2="23.288cm" svg:y2="28.72cm" draw:start-shape="id6" draw:start-glue-point="1" svg:d="M21240 28725h701l1347-5" svg:viewBox="0 0 2049 6">
          <text:p/>
        </draw:connector>
        <draw:g>
          <draw:custom-shape draw:style-name="gr8" draw:text-style-name="P4" xml:id="id6" draw:id="id6" draw:layer="layout" svg:width="4cm" svg:height="2.6cm" svg:x="17.24cm" svg:y="27.425cm">
            <text:p/>
            <draw:enhanced-geometry svg:viewBox="0 0 21600 21600" draw:type="rectangle" draw:enhanced-path="M 0 0 L 21600 0 21600 21600 0 21600 0 0 Z N"/>
          </draw:custom-shape>
          <draw:path draw:style-name="gr9" draw:text-style-name="P3" draw:layer="layout" svg:width="3.459cm" svg:height="2.167cm" draw:transform="rotate (1.07145762779932) translate (17.44cm 29.725cm)" svg:viewBox="0 0 3460 2168" svg:d="M0 0c1912 2670 1569 579 3460 2168">
            <text:p/>
          </draw:path>
        </draw:g>
        <draw:g>
          <draw:frame draw:style-name="gr10" draw:text-style-name="P5" xml:id="id21" draw:id="id21" draw:layer="layout" svg:width="1.535cm" svg:height="1.405cm" svg:x="1.953cm" svg:y="19.912cm">
            <draw:text-box>
              <text:p><text:span text:style-name="T1">S</text:span><text:span text:style-name="T2">1</text:span></text:p>
            </draw:text-box>
          </draw:frame>
          <draw:frame draw:style-name="gr10" draw:text-style-name="P5" xml:id="id20" draw:id="id20" draw:layer="layout" svg:width="1.535cm" svg:height="1.405cm" svg:x="2.053cm" svg:y="24.012cm">
            <draw:text-box>
              <text:p><text:span text:style-name="T1">S</text:span><text:span text:style-name="T2">2</text:span></text:p>
            </draw:text-box>
          </draw:frame>
          <draw:frame draw:style-name="gr10" draw:text-style-name="P5" xml:id="id19" draw:id="id19" draw:layer="layout" svg:width="1.535cm" svg:height="1.405cm" svg:x="2.053cm" svg:y="28.007cm">
            <draw:text-box>
              <text:p><text:span text:style-name="T1">S</text:span><text:span text:style-name="T2">3</text:span></text:p>
            </draw:text-box>
          </draw:frame>
        </draw:g>
        <draw:connector draw:style-name="gr7" draw:text-style-name="P3" draw:layer="layout" draw:type="lines" svg:x1="21.265cm" svg:y1="34.725cm" svg:x2="23.313cm" svg:y2="34.72cm" draw:start-shape="id7" draw:start-glue-point="1" svg:d="M21265 34725h701l1347-5" svg:viewBox="0 0 2049 6">
          <text:p/>
        </draw:connector>
        <draw:g>
          <draw:custom-shape draw:style-name="gr8" draw:text-style-name="P4" xml:id="id7" draw:id="id7" draw:layer="layout" svg:width="4cm" svg:height="2.6cm" svg:x="17.265cm" svg:y="33.425cm">
            <text:p/>
            <draw:enhanced-geometry svg:viewBox="0 0 21600 21600" draw:type="rectangle" draw:enhanced-path="M 0 0 L 21600 0 21600 21600 0 21600 0 0 Z N"/>
          </draw:custom-shape>
          <draw:path draw:style-name="gr9" draw:text-style-name="P3" draw:layer="layout" svg:width="3.431cm" svg:height="2.114cm" draw:transform="rotate (1.07145762779932) translate (17.465cm 35.725cm)" svg:viewBox="0 0 3432 2115" svg:d="M0 0c448 821 1980-129 3432 2115">
            <text:p/>
          </draw:path>
        </draw:g>
        <draw:connector draw:style-name="gr7" draw:text-style-name="P3" draw:layer="layout" draw:type="lines" svg:x1="21.24cm" svg:y1="38.725cm" svg:x2="23.288cm" svg:y2="38.72cm" draw:start-shape="id8" draw:start-glue-point="1" svg:d="M21240 38725h701l1347-5" svg:viewBox="0 0 2049 6">
          <text:p/>
        </draw:connector>
        <draw:g>
          <draw:custom-shape draw:style-name="gr8" draw:text-style-name="P4" xml:id="id8" draw:id="id8" draw:layer="layout" svg:width="4cm" svg:height="2.6cm" svg:x="17.24cm" svg:y="37.425cm">
            <text:p/>
            <draw:enhanced-geometry svg:viewBox="0 0 21600 21600" draw:type="rectangle" draw:enhanced-path="M 0 0 L 21600 0 21600 21600 0 21600 0 0 Z N"/>
          </draw:custom-shape>
          <draw:path draw:style-name="gr9" draw:text-style-name="P3" draw:layer="layout" svg:width="2.885cm" svg:height="2.366cm" draw:transform="rotate (1.07145762779932) translate (17.44cm 39.725cm)" svg:viewBox="0 0 2886 2367" svg:d="M0 0c2168 1050 2607 2064 2886 2367">
            <text:p/>
          </draw:path>
        </draw:g>
        <draw:connector draw:style-name="gr7" draw:text-style-name="P3" draw:layer="layout" draw:type="lines" svg:x1="21.24cm" svg:y1="42.725cm" svg:x2="23.288cm" svg:y2="42.72cm" draw:start-shape="id9" draw:start-glue-point="1" svg:d="M21240 42725h701l1347-5" svg:viewBox="0 0 2049 6">
          <text:p/>
        </draw:connector>
        <draw:g>
          <draw:custom-shape draw:style-name="gr8" draw:text-style-name="P4" xml:id="id9" draw:id="id9" draw:layer="layout" svg:width="4cm" svg:height="2.6cm" svg:x="17.24cm" svg:y="41.425cm">
            <text:p/>
            <draw:enhanced-geometry svg:viewBox="0 0 21600 21600" draw:type="rectangle" draw:enhanced-path="M 0 0 L 21600 0 21600 21600 0 21600 0 0 Z N"/>
          </draw:custom-shape>
          <draw:path draw:style-name="gr9" draw:text-style-name="P3" draw:layer="layout" svg:width="3.431cm" svg:height="2.114cm" draw:transform="rotate (1.07145762779932) translate (17.44cm 43.725cm)" svg:viewBox="0 0 3432 2115" svg:d="M0 0c1253 0 3432 2115 3432 2115">
            <text:p/>
          </draw:path>
        </draw:g>
        <draw:frame draw:style-name="gr11" draw:text-style-name="P6" draw:layer="layout" svg:width="3.33cm" svg:height="1.204cm" draw:transform="rotate (1.5707963267949) translate (1.103cm 32.473cm)">
          <draw:text-box>
            <text:p><text:span text:style-name="T3">Stimuli</text:span></text:p>
          </draw:text-box>
        </draw:frame>
        <draw:frame draw:style-name="gr12" draw:text-style-name="P7" draw:layer="layout" svg:width="3.423cm" svg:height="2.384cm" svg:x="17.23cm" svg:y="44.225cm">
          <draw:text-box>
            <text:p><text:span text:style-name="T4">Neuronal <text:s/></text:span><text:span text:style-name="T4"><text:line-break/></text:span><text:span text:style-name="T4">response </text:span><text:span text:style-name="T4"><text:line-break/></text:span><text:span text:style-name="T4">functions</text:span></text:p>
          </draw:text-box>
        </draw:frame>
        <draw:frame draw:style-name="gr13" draw:text-style-name="P8" draw:layer="layout" svg:width="4.7cm" svg:height="1.28cm" draw:transform="rotate (1.5707963267949) translate (23.733cm 46.351cm)">
          <draw:text-box>
            <text:p><text:span text:style-name="T5">Appraisal</text:span></text:p>
          </draw:text-box>
        </draw:frame>
        <draw:custom-shape draw:style-name="gr14" draw:text-style-name="P2" draw:layer="layout" svg:width="4.704cm" svg:height="42.7cm" svg:x="10.782cm" svg:y="3.9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2cm" svg:height="10.7cm" svg:x="12.182cm" svg:y="33.2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2cm" svg:height="10.7cm" svg:x="12.182cm" svg:y="19.4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2cm" svg:height="10.7cm" svg:x="12.182cm" svg:y="5.244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10" draw:id="id10" draw:layer="layout" svg:width="1.34cm" svg:height="1.405cm" svg:x="12.852cm" svg:y="6.045cm">
          <draw:text-box>
            <text:p><text:span text:style-name="T1">P</text:span><text:span text:style-name="T2">1</text:span></text:p>
          </draw:text-box>
        </draw:frame>
        <draw:frame draw:style-name="gr10" draw:text-style-name="P5" xml:id="id11" draw:id="id11" draw:layer="layout" svg:width="1.34cm" svg:height="1.405cm" svg:x="12.852cm" svg:y="10.045cm">
          <draw:text-box>
            <text:p><text:span text:style-name="T1">P</text:span><text:span text:style-name="T2">2</text:span></text:p>
          </draw:text-box>
        </draw:frame>
        <draw:frame draw:style-name="gr10" draw:text-style-name="P5" xml:id="id12" draw:id="id12" draw:layer="layout" svg:width="1.34cm" svg:height="1.405cm" svg:x="12.852cm" svg:y="14.045cm">
          <draw:text-box>
            <text:p><text:span text:style-name="T1">P</text:span><text:span text:style-name="T2">3</text:span></text:p>
          </draw:text-box>
        </draw:frame>
        <draw:frame draw:style-name="gr10" draw:text-style-name="P5" xml:id="id13" draw:id="id13" draw:layer="layout" svg:width="1.34cm" svg:height="1.405cm" svg:x="12.852cm" svg:y="20.045cm">
          <draw:text-box>
            <text:p><text:span text:style-name="T1">P</text:span><text:span text:style-name="T2">1</text:span></text:p>
          </draw:text-box>
        </draw:frame>
        <draw:frame draw:style-name="gr10" draw:text-style-name="P5" xml:id="id14" draw:id="id14" draw:layer="layout" svg:width="1.34cm" svg:height="1.405cm" svg:x="12.852cm" svg:y="24.045cm">
          <draw:text-box>
            <text:p><text:span text:style-name="T1">P</text:span><text:span text:style-name="T2">2</text:span></text:p>
          </draw:text-box>
        </draw:frame>
        <draw:frame draw:style-name="gr10" draw:text-style-name="P5" xml:id="id15" draw:id="id15" draw:layer="layout" svg:width="1.34cm" svg:height="1.405cm" svg:x="12.852cm" svg:y="28.045cm">
          <draw:text-box>
            <text:p><text:span text:style-name="T1">P</text:span><text:span text:style-name="T2">3</text:span></text:p>
          </draw:text-box>
        </draw:frame>
        <draw:frame draw:style-name="gr10" draw:text-style-name="P5" xml:id="id16" draw:id="id16" draw:layer="layout" svg:width="1.34cm" svg:height="1.405cm" svg:x="12.877cm" svg:y="34.045cm">
          <draw:text-box>
            <text:p><text:span text:style-name="T1">P</text:span><text:span text:style-name="T2">1</text:span></text:p>
          </draw:text-box>
        </draw:frame>
        <draw:frame draw:style-name="gr10" draw:text-style-name="P5" xml:id="id17" draw:id="id17" draw:layer="layout" svg:width="1.34cm" svg:height="1.405cm" svg:x="12.852cm" svg:y="38.045cm">
          <draw:text-box>
            <text:p><text:span text:style-name="T1">P</text:span><text:span text:style-name="T2">2</text:span></text:p>
          </draw:text-box>
        </draw:frame>
        <draw:frame draw:style-name="gr10" draw:text-style-name="P5" xml:id="id18" draw:id="id18" draw:layer="layout" svg:width="1.34cm" svg:height="1.405cm" svg:x="12.852cm" svg:y="42.045cm">
          <draw:text-box>
            <text:p><text:span text:style-name="T1">P</text:span><text:span text:style-name="T2">3</text:span></text:p>
          </draw:text-box>
        </draw:frame>
        <draw:frame draw:style-name="gr16" draw:text-style-name="P8" draw:layer="layout" svg:width="5.256cm" svg:height="1.28cm" draw:transform="rotate (1.5707963267949) translate (10.802cm 46.544cm)">
          <draw:text-box>
            <text:p><text:span text:style-name="T5">Perception</text:span></text:p>
          </draw:text-box>
        </draw:frame>
        <draw:connector draw:style-name="gr4" draw:text-style-name="P3" draw:layer="layout" draw:type="lines" svg:x1="14.192cm" svg:y1="6.747cm" svg:x2="17.24cm" svg:y2="6.725cm" draw:start-shape="id10" draw:start-glue-point="1" draw:end-shape="id1" draw:end-glue-point="3" svg:d="M14192 6747h500l2047-22h501" svg:viewBox="0 0 3049 23">
          <text:p/>
        </draw:connector>
        <draw:connector draw:style-name="gr4" draw:text-style-name="P3" draw:layer="layout" draw:type="lines" svg:x1="14.192cm" svg:y1="10.747cm" svg:x2="17.24cm" svg:y2="10.725cm" draw:start-shape="id11" draw:start-glue-point="1" draw:end-shape="id2" draw:end-glue-point="3" svg:d="M14192 10747h500l2047-22h501" svg:viewBox="0 0 3049 23">
          <text:p/>
        </draw:connector>
        <draw:connector draw:style-name="gr4" draw:text-style-name="P3" draw:layer="layout" draw:type="lines" svg:x1="14.192cm" svg:y1="14.747cm" svg:x2="17.24cm" svg:y2="14.725cm" draw:start-shape="id12" draw:start-glue-point="1" draw:end-shape="id3" draw:end-glue-point="3" svg:d="M14192 14747h500l2047-22h501" svg:viewBox="0 0 3049 23">
          <text:p/>
        </draw:connector>
        <draw:connector draw:style-name="gr4" draw:text-style-name="P3" draw:layer="layout" draw:type="lines" svg:x1="14.192cm" svg:y1="20.747cm" svg:x2="17.24cm" svg:y2="20.725cm" draw:start-shape="id13" draw:start-glue-point="1" draw:end-shape="id4" draw:end-glue-point="3" svg:d="M14192 20747h500l2047-22h501" svg:viewBox="0 0 3049 23">
          <text:p/>
        </draw:connector>
        <draw:connector draw:style-name="gr4" draw:text-style-name="P3" draw:layer="layout" draw:type="lines" svg:x1="14.192cm" svg:y1="24.747cm" svg:x2="17.24cm" svg:y2="24.725cm" draw:start-shape="id14" draw:start-glue-point="1" draw:end-shape="id5" draw:end-glue-point="3" svg:d="M14192 24747h500l2047-22h501" svg:viewBox="0 0 3049 23">
          <text:p/>
        </draw:connector>
        <draw:connector draw:style-name="gr4" draw:text-style-name="P3" draw:layer="layout" draw:type="lines" svg:x1="14.192cm" svg:y1="28.747cm" svg:x2="17.24cm" svg:y2="28.725cm" draw:start-shape="id15" draw:start-glue-point="1" draw:end-shape="id6" draw:end-glue-point="3" svg:d="M14192 28747h500l2047-22h501" svg:viewBox="0 0 3049 23">
          <text:p/>
        </draw:connector>
        <draw:connector draw:style-name="gr4" draw:text-style-name="P3" draw:layer="layout" draw:type="lines" svg:x1="14.217cm" svg:y1="34.747cm" svg:x2="17.265cm" svg:y2="34.725cm" draw:start-shape="id16" draw:start-glue-point="1" draw:end-shape="id7" draw:end-glue-point="3" svg:d="M14217 34747h500l2047-22h501" svg:viewBox="0 0 3049 23">
          <text:p/>
        </draw:connector>
        <draw:connector draw:style-name="gr4" draw:text-style-name="P3" draw:layer="layout" draw:type="lines" svg:x1="14.192cm" svg:y1="38.747cm" svg:x2="17.24cm" svg:y2="38.725cm" draw:start-shape="id17" draw:start-glue-point="1" draw:end-shape="id8" draw:end-glue-point="3" svg:d="M14192 38747h500l2047-22h501" svg:viewBox="0 0 3049 23">
          <text:p/>
        </draw:connector>
        <draw:connector draw:style-name="gr4" draw:text-style-name="P3" draw:layer="layout" draw:type="lines" svg:x1="14.192cm" svg:y1="42.747cm" svg:x2="17.24cm" svg:y2="42.725cm" draw:start-shape="id18" draw:start-glue-point="1" draw:end-shape="id9" draw:end-glue-point="3" svg:d="M14192 42747h500l2047-22h501" svg:viewBox="0 0 3049 23">
          <text:p/>
        </draw:connector>
        <draw:connector draw:style-name="gr17" draw:text-style-name="P3" draw:layer="layout" draw:type="line" svg:x1="2.82cm" svg:y1="29.412cm" svg:x2="12.852cm" svg:y2="42.747cm" draw:start-shape="id19" draw:start-glue-point="2" draw:end-shape="id18" draw:end-glue-point="3" svg:d="M2820 29412l10032 13335" svg:viewBox="0 0 10033 13336">
          <text:p/>
        </draw:connector>
        <draw:connector draw:style-name="gr17" draw:text-style-name="P3" draw:layer="layout" draw:type="line" svg:x1="2.82cm" svg:y1="25.417cm" svg:x2="12.852cm" svg:y2="38.747cm" draw:start-shape="id20" draw:start-glue-point="2" draw:end-shape="id17" draw:end-glue-point="3" svg:d="M2820 25417l10032 13330" svg:viewBox="0 0 10033 13331">
          <text:p/>
        </draw:connector>
        <draw:connector draw:style-name="gr17" draw:text-style-name="P3" draw:layer="layout" draw:type="line" svg:x1="2.72cm" svg:y1="21.317cm" svg:x2="12.877cm" svg:y2="34.747cm" draw:start-shape="id21" draw:start-glue-point="2" draw:end-shape="id16" draw:end-glue-point="3" svg:d="M2720 21317l10157 13430" svg:viewBox="0 0 10158 13431">
          <text:p/>
        </draw:connector>
        <draw:connector draw:style-name="gr17" draw:text-style-name="P3" draw:layer="layout" draw:type="line" svg:x1="3.588cm" svg:y1="28.709cm" svg:x2="12.852cm" svg:y2="28.747cm" draw:start-shape="id19" draw:start-glue-point="1" draw:end-shape="id15" draw:end-glue-point="3" svg:d="M3588 28709l9264 38" svg:viewBox="0 0 9265 39">
          <text:p/>
        </draw:connector>
        <draw:connector draw:style-name="gr17" draw:text-style-name="P3" draw:layer="layout" draw:type="line" svg:x1="3.588cm" svg:y1="24.714cm" svg:x2="12.852cm" svg:y2="24.747cm" draw:start-shape="id20" draw:start-glue-point="1" draw:end-shape="id14" draw:end-glue-point="3" svg:d="M3588 24714l9264 33" svg:viewBox="0 0 9265 34">
          <text:p/>
        </draw:connector>
        <draw:connector draw:style-name="gr17" draw:text-style-name="P3" draw:layer="layout" draw:type="line" svg:x1="3.488cm" svg:y1="20.614cm" svg:x2="12.852cm" svg:y2="20.747cm" draw:start-shape="id21" draw:start-glue-point="1" draw:end-shape="id13" draw:end-glue-point="3" svg:d="M3488 20614l9364 133" svg:viewBox="0 0 9365 134">
          <text:p/>
        </draw:connector>
        <draw:connector draw:style-name="gr18" draw:text-style-name="P3" draw:layer="layout" draw:type="line" svg:x1="2.82cm" svg:y1="28.007cm" svg:x2="12.852cm" svg:y2="14.747cm" draw:start-shape="id19" draw:start-glue-point="0" draw:end-shape="id12" draw:end-glue-point="3" svg:d="M2820 28007l10032-13260" svg:viewBox="0 0 10033 13261">
          <text:p/>
        </draw:connector>
        <draw:connector draw:style-name="gr18" draw:text-style-name="P3" draw:layer="layout" draw:type="line" svg:x1="2.82cm" svg:y1="24.012cm" svg:x2="12.852cm" svg:y2="10.747cm" draw:start-shape="id20" draw:start-glue-point="0" draw:end-shape="id11" draw:end-glue-point="3" svg:d="M2820 24012l10032-13265" svg:viewBox="0 0 10033 13266">
          <text:p/>
        </draw:connector>
        <draw:connector draw:style-name="gr18" draw:text-style-name="P3" draw:layer="layout" draw:type="line" svg:x1="2.72cm" svg:y1="19.912cm" svg:x2="12.852cm" svg:y2="6.747cm" draw:start-shape="id21" draw:start-glue-point="0" draw:end-shape="id10" draw:end-glue-point="3" svg:d="M2720 19912l10132-13165" svg:viewBox="0 0 10133 13166">
          <text:p/>
        </draw:connector>
        <draw:frame draw:style-name="gr19" draw:text-style-name="P5" draw:layer="layout" svg:width="1.942cm" svg:height="1.481cm" draw:transform="rotate (0.839328837284073) translate (7.446cm 11.203cm)">
          <draw:text-box>
            <text:p><text:span text:style-name="T6">Ψ</text:span><text:span text:style-name="T7">1,A</text:span></text:p>
          </draw:text-box>
        </draw:frame>
        <draw:frame draw:style-name="gr19" draw:text-style-name="P5" draw:layer="layout" svg:width="1.942cm" svg:height="1.481cm" draw:transform="rotate (0.888721655115513) translate (8.142cm 18.314cm)">
          <draw:text-box>
            <text:p><text:span text:style-name="T6">Ψ</text:span><text:span text:style-name="T7">3,A</text:span></text:p>
          </draw:text-box>
        </draw:frame>
        <draw:frame draw:style-name="gr19" draw:text-style-name="P5" draw:layer="layout" svg:width="1.942cm" svg:height="1.481cm" draw:transform="rotate (0.891339648993504) translate (7.747cm 14.895cm)">
          <draw:text-box>
            <text:p><text:span text:style-name="T6">Ψ</text:span><text:span text:style-name="T7">2,A</text:span></text:p>
          </draw:text-box>
        </draw:frame>
        <draw:frame draw:style-name="gr20" draw:text-style-name="P10" draw:layer="layout" svg:width="3.951cm" svg:height="1.481cm" svg:x="7.89cm" svg:y="20.772cm">
          <draw:text-box>
            <text:p><text:span text:style-name="T6">Ψ</text:span><text:span text:style-name="T7">1,B</text:span><text:span text:style-name="T8"> </text:span><text:span text:style-name="T9">ρ</text:span></text:p>
          </draw:text-box>
        </draw:frame>
        <draw:frame draw:style-name="gr20" draw:text-style-name="P10" draw:layer="layout" svg:width="3.427cm" svg:height="1.481cm" svg:x="7.757cm" svg:y="23.067cm">
          <draw:text-box>
            <text:p><text:span text:style-name="T6">Ψ</text:span><text:span text:style-name="T7">2,B</text:span><text:span text:style-name="T8"> </text:span><text:span text:style-name="T9">ρ</text:span></text:p>
          </draw:text-box>
        </draw:frame>
        <draw:frame draw:style-name="gr20" draw:text-style-name="P10" draw:layer="layout" svg:width="2.84cm" svg:height="1.481cm" svg:x="7.805cm" svg:y="27.141cm">
          <draw:text-box>
            <text:p><text:span text:style-name="T6">Ψ</text:span><text:span text:style-name="T7">3,B</text:span><text:span text:style-name="T8"> </text:span><text:span text:style-name="T9">ρ</text:span></text:p>
          </draw:text-box>
        </draw:frame>
        <draw:frame draw:style-name="gr21" draw:text-style-name="P10" draw:layer="layout" svg:width="3.621cm" svg:height="1.496cm" draw:transform="rotate (-0.906873079336253) translate (9.351cm 34.159cm)">
          <draw:text-box>
            <text:p><text:span text:style-name="T6">Ψ</text:span><text:span text:style-name="T7">2,C</text:span><text:span text:style-name="T8"> </text:span><text:span text:style-name="T9">ρ</text:span></text:p>
          </draw:text-box>
        </draw:frame>
        <draw:frame draw:style-name="gr21" draw:text-style-name="P10" draw:layer="layout" svg:width="3.786cm" svg:height="1.496cm" draw:transform="rotate (-0.891339648993504) translate (9.341cm 38.322cm)">
          <draw:text-box>
            <text:p><text:span text:style-name="T6">Ψ</text:span><text:span text:style-name="T7">3,C</text:span><text:span text:style-name="T8"> </text:span><text:span text:style-name="T9">ρ</text:span></text:p>
          </draw:text-box>
        </draw:frame>
        <draw:frame draw:style-name="gr21" draw:text-style-name="P10" draw:layer="layout" svg:width="3.579cm" svg:height="1.496cm" draw:transform="rotate (-0.925722635257793) translate (9.62cm 30.469cm)">
          <draw:text-box>
            <text:p><text:span text:style-name="T6">Ψ</text:span><text:span text:style-name="T7">1,C</text:span><text:span text:style-name="T8"> </text:span><text:span text:style-name="T9">ρ</text:span></text:p>
          </draw:text-box>
        </draw:frame>
        <draw:custom-shape draw:style-name="gr22" draw:text-style-name="P3" draw:layer="layout" svg:width="1.812cm" svg:height="10.955cm" svg:x="25.484cm" svg:y="5.432cm">
          <text:p/>
          <draw:enhanced-geometry svg:viewBox="0 0 21600 21600" draw:glue-points="0 0 0 21600 21600 10800" draw:text-areas="0 ?f9 7800 ?f10" draw:type="right-brace" draw:modifiers="1800 11040.52573932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11" xml:id="id22" draw:id="id22" draw:layer="layout" svg:width="10.277cm" svg:height="1.356cm" draw:transform="rotate (1.5707963267949) translate (27.757cm 15.994cm)">
          <draw:text-box>
            <text:p><text:span text:style-name="T10">Dominant state (GOS)</text:span></text:p>
          </draw:text-box>
        </draw:frame>
        <draw:custom-shape draw:style-name="gr24" draw:text-style-name="P3" draw:layer="layout" svg:width="2.274cm" svg:height="25.095cm" svg:x="25.437cm" svg:y="19.1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13" draw:layer="layout" svg:width="13.803cm" svg:height="2.622cm" draw:transform="rotate (1.5707963267949) translate (28.118cm 38.067cm)">
          <draw:text-box>
            <text:p text:style-name="P12"><text:span text:style-name="T11">All non-dominant states: </text:span><text:span text:style-name="T11"><text:line-break/></text:span><text:span text:style-name="T11">perceptions are weighted by </text:span><text:span text:style-name="T12">ρ</text:span></text:p>
          </draw:text-box>
        </draw:frame>
        <draw:connector draw:style-name="gr26" draw:text-style-name="P3" draw:layer="layout" draw:line-skew="0.417cm -2.564cm" svg:x1="29.113cm" svg:y1="10.856cm" svg:x2="6.468cm" svg:y2="5.086cm" draw:start-shape="id22" draw:start-glue-point="2" draw:end-shape="id23" svg:d="M29113 10856h917v-8834h-23562v3064" svg:viewBox="0 0 23563 8835">
          <text:p/>
        </draw:connector>
        <draw:frame draw:style-name="gr27" draw:text-style-name="P15" xml:id="id23" draw:id="id23" draw:layer="layout" svg:width="7.403cm" svg:height="1.915cm" svg:x="2.767cm" svg:y="5.086cm">
          <draw:text-box>
            <text:p text:style-name="P14"><text:span text:style-name="T13">Attention modulation </text:span><text:span text:style-name="T13"><text:line-break/></text:span><text:span text:style-name="T13">(suppression) factor </text:span><text:span text:style-name="T14">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11-15T17:25:35.156837638</meta:creation-date>
    <dc:date>2018-01-04T12:54:33.578788289</dc:date>
    <dc:creator>Sergey Budaev</dc:creator>
    <meta:editing-duration>PT22H46M21S</meta:editing-duration>
    <meta:editing-cycles>108</meta:editing-cycles>
    <meta:generator>LibreOffice/5.1.6.2$Linux_X86_64 LibreOffice_project/07ac168c60a517dba0f0d7bc7540f5afa45f0909</meta:generator>
    <meta:document-statistic meta:object-count="93"/>
  </office:meta>
</office:document-meta>
</file>